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Preformatted_20_Text" style:list-style-name="L2"/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 style:list-style-name="L2">
      <style:paragraph-properties fo:margin-top="0cm" fo:margin-bottom="0.499cm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he Six Steps</text:h>
      <text:list xml:id="list2944146066191537171" text:style-name="L1">
        <text:list-item>
          <text:p text:style-name="P4"><text:span text:style-name="T1">Examples</text:span> </text:p>
          <text:list>
            <text:list-item>
              <text:p text:style-name="P4">What should your function do? </text:p>
            </text:list-item>
            <text:list-item>
              <text:p text:style-name="P4">Type a couple of example calls. </text:p>
            </text:list-item>
            <text:list-item>
              <text:p text:style-name="P4">Pick a name (often a verb or verb phrase): What is a short answer to "What does your function do"? </text:p>
            </text:list-item>
          </text:list>
        </text:list-item>
        <text:list-item>
          <text:p text:style-name="P4"><text:span text:style-name="T1">Type Contract</text:span> </text:p>
          <text:list>
            <text:list-item>
              <text:p text:style-name="P4">What are the parameter types? </text:p>
            </text:list-item>
            <text:list-item>
              <text:p text:style-name="P4">What type of value is returned? </text:p>
            </text:list-item>
          </text:list>
        </text:list-item>
        <text:list-item>
          <text:p text:style-name="P4"><text:span text:style-name="T1">Header</text:span> </text:p>
          <text:list>
            <text:list-item>
              <text:p text:style-name="P4">Pick meaningful parameter names. </text:p>
            </text:list-item>
          </text:list>
        </text:list-item>
        <text:list-item>
          <text:p text:style-name="P4"><text:span text:style-name="T1">Description</text:span> </text:p>
          <text:list>
            <text:list-item>
              <text:p text:style-name="P4">Mention every parameter in your description. </text:p>
            </text:list-item>
            <text:list-item>
              <text:p text:style-name="P4">Describe the return value. </text:p>
            </text:list-item>
          </text:list>
        </text:list-item>
        <text:list-item>
          <text:p text:style-name="P4"><text:span text:style-name="T1">Body</text:span> </text:p>
          <text:list>
            <text:list-item>
              <text:p text:style-name="P4">Write the body of your function. </text:p>
            </text:list-item>
          </text:list>
        </text:list-item>
        <text:list-item>
          <text:p text:style-name="P4"><text:span text:style-name="T1">Test</text:span> </text:p>
          <text:list>
            <text:list-item>
              <text:p text:style-name="P1">Run the examples. </text:p>
            </text:list-item>
          </text:list>
        </text:list-item>
      </text:list>
      <text:p text:style-name="Text_20_body"/>
      <text:h text:style-name="Heading_20_3" text:outline-level="3">Applying the Design Recipe</text:h>
      <text:p text:style-name="P2">The problem:</text:p>
      <text:p text:style-name="Text_20_body">The United States measures temperature in Fahrenheit and Canada measures it in Celsius. When travelling between the two countries it helps to have a conversion function. Write a function that converts from Fahrenheit to Celsius.</text:p>
      <text:list xml:id="list2064442359779228922" text:style-name="L2">
        <text:list-item>
          <text:p text:style-name="P3"><text:span text:style-name="T1">Examples</text:span> </text:p>
          <text:p text:style-name="P5"><text:s text:c="4"/>&gt;&gt;&gt; convert_to_celsius(32)</text:p>
          <text:p text:style-name="P5"><text:s text:c="4"/>0</text:p>
          <text:p text:style-name="P5"><text:s text:c="4"/>&gt;&gt;&gt; convert_to_celsius(212)</text:p>
          <text:p text:style-name="P5"><text:s text:c="4"/>100</text:p>
          <text:p text:style-name="P7"><text:s text:c="4"/></text:p>
        </text:list-item>
        <text:list-item>
          <text:p text:style-name="P3"><text:span text:style-name="T1">Type Contract</text:span> </text:p>
          <text:p text:style-name="P5"><text:s text:c="4"/>(number) -&gt; number</text:p>
          <text:p text:style-name="P7"><text:s text:c="4"/></text:p>
        </text:list-item>
        <text:list-item>
          <text:p text:style-name="P3"><text:span text:style-name="T1">Header</text:span> </text:p>
          <text:p text:style-name="P5"><text:s text:c="4"/>def convert_to_celsius(fahrenheit):</text:p>
          <text:p text:style-name="P7"><text:s text:c="4"/></text:p>
        </text:list-item>
        <text:list-item>
          <text:p text:style-name="P3"><text:span text:style-name="T1">Description</text:span> </text:p>
          <text:p text:style-name="P5"><text:s text:c="4"/>Return the number of Celsius degrees equivalent to fahrenheit degrees.</text:p>
          <text:p text:style-name="P7"><text:s text:c="4"/></text:p>
        </text:list-item>
        <text:list-item>
          <text:p text:style-name="P3"><text:span text:style-name="T1">Body</text:span> </text:p>
          <text:p text:style-name="P5"><text:s text:c="8"/>return (fahrenheit - 32) * 5 / 9</text:p>
          <text:p text:style-name="P7"><text:s text:c="4"/></text:p>
        </text:list-item>
        <text:list-item>
          <text:p text:style-name="P3"><text:soft-page-break/><text:span text:style-name="T1">Test</text:span> </text:p>
          <text:p text:style-name="P5"><text:s text:c="5"/>Run the examples. <text:s text:c="2"/></text:p>
          <text:p text:style-name="P7"><text:s text:c="4"/></text:p>
        </text:list-item>
      </text:list>
      <text:h text:style-name="Heading_20_4" text:outline-level="4">Putting it all together:</text:h>
      <text:p text:style-name="Preformatted_20_Text">def convert_to_celsius(fahrenheit)<office:annotation><dc:creator>Unknown Author</dc:creator><dc:date>2013-04-01T09:55:00.95</dc:date><text:p text:style-name="P8"><text:span text:style-name="T2">header</text:span></text:p></office:annotation>:</text:p>
      <text:p text:style-name="Preformatted_20_Text"><text:s text:c="3"/>''' (number) -&gt; number<office:annotation><dc:creator>Unknown Author</dc:creator><dc:date>2013-04-01T09:54:43.26</dc:date><text:p text:style-name="P8"><text:span text:style-name="T2">Type contract</text:span></text:p></office:annotation></text:p>
      <text:p text:style-name="Preformatted_20_Text"><text:s text:c="3"/></text:p>
      <text:p text:style-name="Preformatted_20_Text"><text:s text:c="3"/>Return the number of Celsius degrees equivalent to fahrenheit degrees.<office:annotation><dc:creator>Unknown Author</dc:creator><dc:date>2013-04-01T09:55:14.05</dc:date><text:p text:style-name="P8"><text:span text:style-name="T2">description</text:span></text:p></office:annotation></text:p>
      <text:p text:style-name="Preformatted_20_Text"><text:s text:c="3"/></text:p>
      <text:p text:style-name="Preformatted_20_Text"><text:s text:c="3"/>&gt;&gt;&gt; <office:annotation><dc:creator>Unknown Author</dc:creator><dc:date>2013-04-01T09:55:06.92</dc:date><text:p text:style-name="P8"><text:span text:style-name="T2">examples</text:span></text:p></office:annotation>convert_to_ccelsius(32)</text:p>
      <text:p text:style-name="Preformatted_20_Text"><text:s text:c="3"/>0</text:p>
      <text:p text:style-name="Preformatted_20_Text"><text:s text:c="3"/>&gt;&gt;&gt; convert_to_celsius(212)</text:p>
      <text:p text:style-name="Preformatted_20_Text"><text:s text:c="3"/>100</text:p>
      <text:p text:style-name="Preformatted_20_Text"><text:s text:c="3"/>'''</text:p>
      <text:p text:style-name="Preformatted_20_Text"><text:s text:c="3"/></text:p>
      <text:p text:style-name="P6"><text:s text:c="3"/>return (fahrenheit - 32) * 5 / 9<office:annotation><dc:creator>Unknown Author</dc:creator><dc:date>2013-04-01T09:56:18.79</dc:date><text:p text:style-name="P8"><text:span text:style-name="T2">body</text:span></text:p></office:annotation></text:p>
      <text:p text:style-name="Preformatted_20_Text"/>
      <text:p text:style-name="Preformatted_20_Text">OPTIONAL ARGUMENTS</text:p>
      <text:p text:style-name="Preformatted_20_Text">class range(object)</text:p>
      <text:p text:style-name="Preformatted_20_Text"><text:s/>| <text:s/>range([start,] stop[, step]<office:annotation><dc:creator>Unknown Author</dc:creator><dc:date>2012-10-29T09:19:51.73</dc:date><text:p text:style-name="P9"><text:span text:style-name="T3">Two optional arguments – only the stop value is required; default start is 0, default step is 1</text:span></text:p></office:annotation>) -&gt; range object</text:p>
      <text:p text:style-name="Preformatted_20_Text"><text:s/>| <text:s/></text:p>
      <text:p text:style-name="P6"><text:s/>| <text:s/>Returns a virtual sequence of numbers from start to stop by st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09:53:46.16</meta:creation-date>
    <meta:generator>OpenOffice.org/3.4$Win32 OpenOffice.org_project/340m1$Build-9590</meta:generator>
    <dc:date>2013-04-01T09:56:31.90</dc:date>
    <meta:editing-duration>PT2M45S</meta:editing-duration>
    <meta:editing-cycles>2</meta:editing-cycles>
    <meta:document-statistic meta:table-count="0" meta:image-count="0" meta:object-count="0" meta:page-count="2" meta:paragraph-count="59" meta:word-count="245" meta:character-count="1534"/>
  </office:meta>
</office:document-meta>
</file>